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tingsInputModule.getAttributeValues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InputModule.getAttribute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tingsInput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tingsInputModul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InputModule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